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72.97mm"/>
    </style:style>
    <style:style style:name="co2" style:family="table-column">
      <style:table-column-properties fo:break-before="auto" style:column-width="44.3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4.66mm"/>
    </style:style>
    <style:style style:name="co5" style:family="table-column">
      <style:table-column-properties fo:break-before="auto" style:column-width="74.07mm"/>
    </style:style>
    <style:style style:name="co6" style:family="table-column">
      <style:table-column-properties fo:break-before="auto" style:column-width="49.28mm"/>
    </style:style>
    <style:style style:name="co7" style:family="table-column">
      <style:table-column-properties fo:break-before="auto" style:column-width="39.76mm"/>
    </style:style>
    <style:style style:name="co8" style:family="table-column">
      <style:table-column-properties fo:break-before="auto" style:column-width="43.83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200"/>
      <style:text-properties fo:color="#ce181e" fo:font-weight="bold" style:font-weight-asian="bold" style:font-weight-complex="bold"/>
    </style:style>
    <style:style style:name="ce4" style:family="table-cell" style:parent-style-name="Default">
      <style:table-cell-properties style:text-align-source="value-type" style:repeat-content="false"/>
      <style:paragraph-properties fo:margin-left="0m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mm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alle GEI-2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evis Mobilier pour salle 224</text:p>
          </table:table-cell>
          <table:covered-table-cell table:style-name="ce4"/>
          <table:covered-table-cell table:number-columns-repeated="2" table:style-name="ce5"/>
        </table:table-row>
        <table:table-row table:style-name="ro2">
          <table:table-cell table:number-columns-repeated="4"/>
        </table:table-row>
        <table:table-row table:style-name="ro2"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rix Unitaire (TTC)</text:p>
          </table:table-cell>
          <table:table-cell table:style-name="ce2" office:value-type="string" calcext:value-type="string">
            <text:p>Qté</text:p>
          </table:table-cell>
          <table:table-cell table:style-name="ce2" office:value-type="string" calcext:value-type="string">
            <text:p>Prix total (TTC)</text:p>
          </table:table-cell>
        </table:table-row>
        <table:table-row table:style-name="ro2">
          <table:table-cell office:value-type="string" calcext:value-type="string">
            <text:p>Etabli 150*75</text:p>
          </table:table-cell>
          <table:table-cell table:formula="of:=(430+312)*1.2" office:value-type="float" office:value="890.4" calcext:value-type="float">
            <text:p>890,4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6232.8" calcext:value-type="float">
            <text:p>6232,8</text:p>
          </table:table-cell>
        </table:table-row>
        <table:table-row table:style-name="ro2">
          <table:table-cell office:value-type="string" calcext:value-type="string">
            <text:p>Tabouret</text:p>
          </table:table-cell>
          <table:table-cell table:formula="of:=92*1.2" office:value-type="float" office:value="110.4" calcext:value-type="float">
            <text:p>110,4</text:p>
          </table:table-cell>
          <table:table-cell office:value-type="float" office:value="14" calcext:value-type="float">
            <text:p>14</text:p>
          </table:table-cell>
          <table:table-cell table:formula="of:=[.B5]*[.C5]" office:value-type="float" office:value="1545.6" calcext:value-type="float">
            <text:p>1545,6</text:p>
          </table:table-cell>
        </table:table-row>
        <table:table-row table:style-name="ro2">
          <table:table-cell office:value-type="string" calcext:value-type="string">
            <text:p>Bloc bur 4PC (054625)</text:p>
          </table:table-cell>
          <table:table-cell table:formula="of:=93*1.2" office:value-type="float" office:value="111.6" calcext:value-type="float">
            <text:p>111,6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892.8" calcext:value-type="float">
            <text:p>892,8</text:p>
          </table:table-cell>
        </table:table-row>
        <table:table-row table:style-name="ro2">
          <table:table-cell office:value-type="string" calcext:value-type="string">
            <text:p>Accessoire Fixation</text:p>
          </table:table-cell>
          <table:table-cell table:formula="of:=29.2*1.2" office:value-type="float" office:value="35.04" calcext:value-type="float">
            <text:p>35,04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80.32" calcext:value-type="float">
            <text:p>280,32</text:p>
          </table:table-cell>
        </table:table-row>
        <table:table-row table:style-name="ro2">
          <table:table-cell office:value-type="string" calcext:value-type="string">
            <text:p>Fiche male</text:p>
          </table:table-cell>
          <table:table-cell table:formula="of:=3.54*1.2" office:value-type="float" office:value="4.248" calcext:value-type="float">
            <text:p>4,248</text:p>
          </table:table-cell>
          <table:table-cell office:value-type="float" office:value="8" calcext:value-type="float">
            <text:p>8</text:p>
          </table:table-cell>
          <table:table-cell table:formula="of:=[.B8]*[.C8]" office:value-type="float" office:value="33.984" calcext:value-type="float">
            <text:p>33,984</text:p>
          </table:table-cell>
        </table:table-row>
        <table:table-row table:style-name="ro2">
          <table:table-cell office:value-type="string" calcext:value-type="string">
            <text:p>fiche femelle</text:p>
          </table:table-cell>
          <table:table-cell table:formula="of:=4.5*1.2" office:value-type="float" office:value="5.4" calcext:value-type="float">
            <text:p>5,4</text:p>
          </table:table-cell>
          <table:table-cell office:value-type="float" office:value="8" calcext:value-type="float">
            <text:p>8</text:p>
          </table:table-cell>
          <table:table-cell table:formula="of:=[.B9]*[.C9]" office:value-type="float" office:value="43.2" calcext:value-type="float">
            <text:p>43,2</text:p>
          </table:table-cell>
        </table:table-row>
        <table:table-row table:style-name="ro2">
          <table:table-cell office:value-type="string" calcext:value-type="string">
            <text:p>Cable H07RN-F 3 conducteurs (50 metres)</text:p>
          </table:table-cell>
          <table:table-cell office:value-type="float" office:value="184.44" calcext:value-type="float">
            <text:p>184,44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84.44" calcext:value-type="float">
            <text:p>184,44</text:p>
          </table:table-cell>
        </table:table-row>
        <table:table-row table:style-name="ro2">
          <table:table-cell table:number-columns-repeated="3"/>
          <table:table-cell table:formula="of:=[.B11]*[.C11]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Total Salle 224</text:p>
          </table:table-cell>
          <table:table-cell table:style-name="ce3" table:number-columns-repeated="2"/>
          <table:table-cell table:style-name="ce3" table:formula="of:=SUM([.D4:.D11])" office:value-type="float" office:value="9213.144" calcext:value-type="float">
            <text:p>9213,144</text:p>
          </table:table-cell>
        </table:table-row>
      </table:table>
      <table:table table:name="Salle GEI-226" table:style-name="ta1">
        <table:table-column table:style-name="co5" table:default-cell-style-name="ce6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evis Mobilier pour salle 226</text:p>
          </table:table-cell>
          <table:covered-table-cell table:style-name="ce4"/>
          <table:covered-table-cell table:number-columns-repeated="2" table:style-name="ce5"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rix Unitaire (TTC)</text:p>
          </table:table-cell>
          <table:table-cell table:style-name="ce2" office:value-type="string" calcext:value-type="string">
            <text:p>Qté</text:p>
          </table:table-cell>
          <table:table-cell table:style-name="ce2" office:value-type="string" calcext:value-type="string">
            <text:p>Prix total (TTC)</text:p>
          </table:table-cell>
        </table:table-row>
        <table:table-row table:style-name="ro2">
          <table:table-cell table:style-name="Default" office:value-type="string" calcext:value-type="string">
            <text:p>Table Corail 140*80</text:p>
          </table:table-cell>
          <table:table-cell table:formula="of:=(189.5)*1.2" office:value-type="float" office:value="227.4" calcext:value-type="float">
            <text:p>227,4</text:p>
          </table:table-cell>
          <table:table-cell office:value-type="float" office:value="23" calcext:value-type="float">
            <text:p>23</text:p>
          </table:table-cell>
          <table:table-cell table:formula="of:=[.B4]*[.C4]" office:value-type="float" office:value="5230.2" calcext:value-type="float">
            <text:p>5230,2</text:p>
          </table:table-cell>
        </table:table-row>
        <table:table-row table:style-name="ro2">
          <table:table-cell office:value-type="string" calcext:value-type="string">
            <text:p>Chaise</text:p>
          </table:table-cell>
          <table:table-cell table:formula="of:=121.5*1.2" office:value-type="float" office:value="145.8" calcext:value-type="float">
            <text:p>145,8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1166.4" calcext:value-type="float">
            <text:p>1166,4</text:p>
          </table:table-cell>
        </table:table-row>
        <table:table-row table:style-name="ro2">
          <table:table-cell office:value-type="string" calcext:value-type="string">
            <text:p>Bloc multiprise</text:p>
          </table:table-cell>
          <table:table-cell table:formula="of:=19.32*1.2" office:value-type="float" office:value="23.184" calcext:value-type="float">
            <text:p>23,184</text:p>
          </table:table-cell>
          <table:table-cell office:value-type="float" office:value="18" calcext:value-type="float">
            <text:p>18</text:p>
          </table:table-cell>
          <table:table-cell table:formula="of:=[.B6]*[.C6]" office:value-type="float" office:value="417.312" calcext:value-type="float">
            <text:p>417,312</text:p>
          </table:table-cell>
        </table:table-row>
        <table:table-row table:style-name="ro2">
          <table:table-cell office:value-type="string" calcext:value-type="string">
            <text:p>fiche male</text:p>
          </table:table-cell>
          <table:table-cell table:formula="of:=3.54*1.2" office:value-type="float" office:value="4.248" calcext:value-type="float">
            <text:p>4,248</text:p>
          </table:table-cell>
          <table:table-cell office:value-type="float" office:value="20" calcext:value-type="float">
            <text:p>20</text:p>
          </table:table-cell>
          <table:table-cell table:formula="of:=[.B7]*[.C7]" office:value-type="float" office:value="84.96" calcext:value-type="float">
            <text:p>84,96</text:p>
          </table:table-cell>
        </table:table-row>
        <table:table-row table:style-name="ro2">
          <table:table-cell office:value-type="string" calcext:value-type="string">
            <text:p>Cable H07RN-F 3conducteurs (50 metres)</text:p>
          </table:table-cell>
          <table:table-cell table:formula="of:=153.7*1.2" office:value-type="float" office:value="184.44" calcext:value-type="float">
            <text:p>184,44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84.44" calcext:value-type="float">
            <text:p>184,44</text:p>
          </table:table-cell>
        </table:table-row>
        <table:table-row table:style-name="ro2">
          <table:table-cell table:style-name="Default"/>
          <table:table-cell table:number-columns-repeated="2"/>
          <table:table-cell table:formula="of:=[.B9]*[.C9]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Total Salle 224</text:p>
          </table:table-cell>
          <table:table-cell table:style-name="ce3" table:number-columns-repeated="2"/>
          <table:table-cell table:style-name="ce3" table:formula="of:=SUM([.D4:.D9])" office:value-type="float" office:value="7083.312" calcext:value-type="float">
            <text:p>7083,312</text:p>
          </table:table-cell>
        </table:table-row>
      </table:table>
      <table:table table:name="Total General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otal general</text:p>
          </table:table-cell>
          <table:covered-table-cell table:style-name="ce4"/>
          <table:covered-table-cell table:number-columns-repeated="2" table:style-name="ce5"/>
        </table:table-row>
        <table:table-row table:style-name="ro2">
          <table:table-cell table:number-columns-repeated="4"/>
        </table:table-row>
        <table:table-row table:style-name="ro2">
          <table:table-cell table:style-name="ce2" office:value-type="string" calcext:value-type="string">
            <text:p>Salle</text:p>
          </table:table-cell>
          <table:table-cell table:style-name="ce2" office:value-type="string" calcext:value-type="string">
            <text:p>Prix</text:p>
          </table:table-cell>
          <table:table-cell table:style-name="ce2" table:number-columns-repeated="2"/>
        </table:table-row>
        <table:table-row table:style-name="ro2">
          <table:table-cell office:value-type="string" calcext:value-type="string">
            <text:p>GEI 224</text:p>
          </table:table-cell>
          <table:table-cell table:formula="of:=[$'Salle GEI-224'.D12]" office:value-type="float" office:value="9213.144" calcext:value-type="float">
            <text:p>9213,1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I 226</text:p>
          </table:table-cell>
          <table:table-cell table:formula="of:=[$'Salle GEI-226'.D10]" office:value-type="float" office:value="7083.312" calcext:value-type="float">
            <text:p>7083,312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Total Salle 224</text:p>
          </table:table-cell>
          <table:table-cell table:style-name="ce3" table:formula="of:=SUM([.B4:.B6])" office:value-type="float" office:value="16296.456" calcext:value-type="float">
            <text:p>16296,456</text:p>
          </table:table-cell>
          <table:table-cell table:style-name="ce7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Unifont" style:font-family-asian="Unifont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15:42:43.324565105</meta:creation-date>
    <dc:date>2018-03-30T17:36:23.671578353</dc:date>
    <meta:editing-duration>PT41M5S</meta:editing-duration>
    <meta:editing-cycles>3</meta:editing-cycles>
    <meta:generator>LibreOffice/6.0.1.1$Linux_X86_64 LibreOffice_project/60bfb1526849283ce2491346ed2aa51c465abfe6</meta:generator>
    <meta:print-date>2018-03-30T17:03:32.992980324</meta:print-date>
    <meta:document-statistic meta:table-count="3" meta:cell-count="73" meta:object-count="0"/>
  </office:meta>
</office:document-meta>
</file>